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0" table:number-columns-repeated="1010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Semantic classes</text:p>
          </table:table-cell>
          <table:table-cell table:style-name="ce3" office:value-type="string" calcext:value-type="string">
            <text:p>Instance classes</text:p>
          </table:table-cell>
          <table:table-cell table:style-name="ce3" office:value-type="string" calcext:value-type="string">
            <text:p>Dataset sizes</text:p>
          </table:table-cell>
          <table:table-cell table:style-name="ce3" office:value-type="string" calcext:value-type="string">
            <text:p>Max resolution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2h 34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10h 1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5h 10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4h 33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11h 2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40000" calcext:value-type="float">
            <text:p>4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5h 4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512" calcext:value-type="float">
            <text:p>512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5h 48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5h 12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724" calcext:value-type="float">
            <text:p>7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1024" calcext:value-type="float">
            <text:p>1024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7:11:53.62956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7T07:13:35.364844725</dc:date>
    <meta:editing-duration>PT5H32M33S</meta:editing-duration>
    <meta:editing-cycles>31</meta:editing-cycles>
    <meta:document-statistic meta:table-count="1" meta:cell-count="178" meta:object-count="0"/>
  </office:meta>
</office:document-meta>
</file>